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2" style:family="paragraph" style:parent-style-name="Standard">
      <style:text-properties fo:color="#000000" loext:opacity="100%" style:font-name="Times New Roman" fo:language="uk" fo:country="UA" officeooo:paragraph-rsid="0007fcdc" style:font-name-complex="Times New Roman1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7fcdc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7fcdc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style="normal" fo:font-weight="bold" officeooo:rsid="0007fcdc" officeooo:paragraph-rsid="0007fcdc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officeooo:paragraph-rsid="0007fcdc" style:font-size-asian="9pt" style:font-name-complex="Times New Roman1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paragraph-rsid="0007fcdc" style:font-size-asian="9pt" style:font-weight-asian="bold" style:font-name-complex="Times New Roman1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rsid="0007fcdc" officeooo:paragraph-rsid="0007fcdc" style:font-size-asian="9pt" style:font-weight-asian="bold" style:font-name-complex="Times New Roman1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00000" loext:opacity="100%" officeooo:paragraph-rsid="0007fcdc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 style:font-size-complex="9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7fcdc" style:font-name-complex="Times New Roman1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 style:font-size-complex="9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d9e5d" officeooo:paragraph-rsid="000d9e5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8pt" fo:language="uk" fo:country="UA" officeooo:paragraph-rsid="0007fcdc" style:font-size-asian="8pt" style:font-name-complex="Times New Roman1" style:font-size-complex="8pt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7fcdc" style:font-name-complex="Times New Roman1"/>
    </style:style>
    <style:style style:name="T4" style:family="text">
      <style:text-properties fo:language="uk" fo:country="UA" officeooo:rsid="000d9e5d" style:font-name-complex="Times New Roman1"/>
    </style:style>
    <style:style style:name="T5" style:family="text">
      <style:text-properties style:font-name-complex="Times New Roman1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7fcdc" style:font-name-complex="Times New Roman1"/>
    </style:style>
    <style:style style:name="T9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0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15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style:font-name="JetBrains Mono" fo:font-style="italic" fo:font-weight="normal" style:font-style-asian="italic" style:font-weight-asian="normal"/>
    </style:style>
    <style:style style:name="T18" style:family="text">
      <style:text-properties style:font-name="JetBrains Mono" fo:font-style="italic" fo:font-weight="normal" style:font-style-asian="italic" style:font-weight-asian="normal"/>
    </style:style>
    <style:style style:name="T19" style:family="text">
      <style:text-properties style:font-name="JetBrains Mono" fo:font-style="italic" fo:font-weight="normal" style:font-style-asian="italic" style:font-weight-asian="normal"/>
    </style:style>
    <style:style style:name="T20" style:family="text">
      <style:text-properties style:font-name="JetBrains Mono" fo:font-style="italic" fo:font-weight="bold" style:font-style-asian="italic" style:font-weight-asian="bold"/>
    </style:style>
    <style:style style:name="T21" style:family="text">
      <style:text-properties style:font-name="JetBrains Mono" fo:font-style="normal" fo:font-weight="normal" style:font-style-asian="normal" style:font-weight-asian="normal"/>
    </style:style>
    <style:style style:name="T22" style:family="text">
      <style:text-properties style:font-name="JetBrains Mono" fo:font-style="normal" fo:font-weight="normal" style:font-style-asian="normal" style:font-weight-asian="normal"/>
    </style:style>
    <style:style style:name="T23" style:family="text">
      <style:text-properties style:font-name="JetBrains Mono" fo:font-style="normal" fo:font-weight="normal" style:font-style-asian="normal" style:font-weight-asian="normal"/>
    </style:style>
    <style:style style:name="T24" style:family="text">
      <style:text-properties style:font-name="JetBrains Mono" fo:font-style="normal" fo:font-weight="normal" style:font-style-asian="normal" style:font-weight-asian="normal"/>
    </style:style>
    <style:style style:name="T25" style:family="text">
      <style:text-properties style:font-name="JetBrains Mono" fo:font-style="normal" fo:font-weight="normal" style:font-style-asian="normal" style:font-weight-asian="normal"/>
    </style:style>
    <style:style style:name="T26" style:family="text">
      <style:text-properties style:font-name="JetBrains Mono" fo:font-style="normal" fo:font-weight="normal" style:font-style-asian="normal" style:font-weight-asian="normal"/>
    </style:style>
    <style:style style:name="T27" style:family="text">
      <style:text-properties style:font-name="JetBrains Mono" fo:font-style="normal" fo:font-weight="normal" style:font-style-asian="normal" style:font-weight-asian="normal"/>
    </style:style>
    <style:style style:name="T28" style:family="text">
      <style:text-properties style:font-name="JetBrains Mono" fo:font-style="normal" fo:font-weight="normal" style:font-style-asian="normal" style:font-weight-asian="normal"/>
    </style:style>
    <style:style style:name="T29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30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31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32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3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4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5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6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7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8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40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2"/>
      <text:p text:style-name="P1"/>
      <text:p text:style-name="P1">Звіт </text:p>
      <text:p text:style-name="P4"><text:span text:style-name="T1">До виконаної лабораторної роботи №</text:span><text:span text:style-name="T4">1</text:span></text:p>
      <text:p text:style-name="P4"><text:span text:style-name="T1"><text:s/>З дисципліни «</text:span><text:bookmark text:name="yui_3_17_2_1_1615703879288_34"/><text:span text:style-name="T6">Алгоритми та структури даних</text:span><text:span text:style-name="T1">»</text:span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5">Виконав: </text:span><text:span text:style-name="T2">Мальцев Кирило</text:span><text:span text:style-name="T5"> </text:span></text:p>
      <text:p text:style-name="P10"><text:span text:style-name="T7">Прийня</text:span><text:span text:style-name="T8">в</text:span><text:span text:style-name="T7">: </text:span><text:span text:style-name="T8">Лагун</text:span><text:span text:style-name="T7"> </text:span><text:span text:style-name="T8">А</text:span><text:span text:style-name="T7">.</text:span><text:span text:style-name="T8">Е</text:span><text:span text:style-name="T7">.</text:span></text:p>
      <text:p text:style-name="P1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Львів 2020</text:p>
      <text:p text:style-name="P15"><text:soft-page-break/>Примінивні алгоритми сортування</text:p>
      <text:p text:style-name="P16"><text:span text:style-name="T17">public class </text:span><text:span text:style-name="T21">Main </text:span><text:span text:style-name="T21">{</text:span><text:line-break/><text:line-break/><text:line-break/><text:span text:style-name="T21"> <text:s text:c="3"/></text:span><text:span text:style-name="T17">public static void </text:span><text:span text:style-name="T21">main</text:span><text:span text:style-name="T21">(</text:span><text:span text:style-name="T21">String</text:span><text:span text:style-name="T21">[] </text:span><text:span text:style-name="T21">args</text:span><text:span text:style-name="T21">) {</text:span><text:line-break/><text:line-break/><text:span text:style-name="T21"> <text:s text:c="7"/></text:span><text:span text:style-name="T17">long </text:span><text:span text:style-name="T21">startTime </text:span><text:span text:style-name="T21">= </text:span><text:span text:style-name="T21">System</text:span><text:span text:style-name="T21">.</text:span><text:span text:style-name="T17">currentTimeMillis</text:span><text:span text:style-name="T21">();</text:span><text:line-break/><text:span text:style-name="T21"> <text:s text:c="7"/></text:span><text:span text:style-name="T17">bubbleSort</text:span><text:span text:style-name="T21">(</text:span><text:span text:style-name="T17">returnArray</text:span><text:span text:style-name="T21">(</text:span><text:span text:style-name="T21">100000</text:span><text:span text:style-name="T21">));</text:span><text:line-break/><text:span text:style-name="T21"> <text:s text:c="7"/></text:span><text:span text:style-name="T17">long </text:span><text:span text:style-name="T21">endTime </text:span><text:span text:style-name="T21">= </text:span><text:span text:style-name="T21">System</text:span><text:span text:style-name="T21">.</text:span><text:span text:style-name="T17">currentTimeMillis</text:span><text:span text:style-name="T21">();</text:span><text:line-break/><text:span text:style-name="T21"> <text:s text:c="7"/></text:span><text:span text:style-name="T21">System</text:span><text:span text:style-name="T21">.</text:span><text:span text:style-name="T20">out</text:span><text:span text:style-name="T21">.</text:span><text:span text:style-name="T21">println</text:span><text:span text:style-name="T21">(</text:span><text:span text:style-name="T21">"Bubble sort of 100000 elem:</text:span><text:span text:style-name="T21">\t\t</text:span><text:span text:style-name="T21">" <text:s/></text:span><text:span text:style-name="T21">+ ((</text:span><text:span text:style-name="T17">double</text:span><text:span text:style-name="T21">) (</text:span><text:span text:style-name="T21">endTime </text:span><text:span text:style-name="T21">- </text:span><text:span text:style-name="T21">startTime</text:span><text:span text:style-name="T21">) / </text:span><text:span text:style-name="T21">1000</text:span><text:span text:style-name="T21">));</text:span><text:line-break/><text:line-break/><text:span text:style-name="T21"> <text:s text:c="7"/></text:span><text:span text:style-name="T21">startTime </text:span><text:span text:style-name="T21">= </text:span><text:span text:style-name="T21">System</text:span><text:span text:style-name="T21">.</text:span><text:span text:style-name="T17">currentTimeMillis</text:span><text:span text:style-name="T21">();</text:span><text:line-break/><text:span text:style-name="T21"> <text:s text:c="7"/></text:span><text:span text:style-name="T17">selectionSort</text:span><text:span text:style-name="T21">(</text:span><text:span text:style-name="T17">returnArray</text:span><text:span text:style-name="T21">(</text:span><text:span text:style-name="T21">100000</text:span><text:span text:style-name="T21">));</text:span><text:line-break/><text:span text:style-name="T21"> <text:s text:c="7"/></text:span><text:span text:style-name="T21">endTime </text:span><text:span text:style-name="T21">= </text:span><text:span text:style-name="T21">System</text:span><text:span text:style-name="T21">.</text:span><text:span text:style-name="T17">currentTimeMillis</text:span><text:span text:style-name="T21">();</text:span><text:line-break/><text:span text:style-name="T21"> <text:s text:c="7"/></text:span><text:span text:style-name="T21">System</text:span><text:span text:style-name="T21">.</text:span><text:span text:style-name="T20">out</text:span><text:span text:style-name="T21">.</text:span><text:span text:style-name="T21">println</text:span><text:span text:style-name="T21">(</text:span><text:span text:style-name="T21">"Selection sort of 100000 elem:</text:span><text:span text:style-name="T21">\t</text:span><text:span text:style-name="T21">" <text:s/></text:span><text:span text:style-name="T21">+ ((</text:span><text:span text:style-name="T17">double</text:span><text:span text:style-name="T21">) (</text:span><text:span text:style-name="T21">endTime </text:span><text:span text:style-name="T21">- </text:span><text:span text:style-name="T21">startTime</text:span><text:span text:style-name="T21">) / </text:span><text:span text:style-name="T21">1000</text:span><text:span text:style-name="T21">));</text:span><text:line-break/><text:line-break/><text:span text:style-name="T21"> <text:s text:c="7"/></text:span><text:span text:style-name="T21">startTime </text:span><text:span text:style-name="T21">= </text:span><text:span text:style-name="T21">System</text:span><text:span text:style-name="T21">.</text:span><text:span text:style-name="T17">currentTimeMillis</text:span><text:span text:style-name="T21">();</text:span><text:line-break/><text:span text:style-name="T21"> <text:s text:c="7"/></text:span><text:span text:style-name="T17">insertionSort</text:span><text:span text:style-name="T21">(</text:span><text:span text:style-name="T17">returnArray</text:span><text:span text:style-name="T21">(</text:span><text:span text:style-name="T21">100000</text:span><text:span text:style-name="T21">));</text:span><text:line-break/><text:span text:style-name="T21"> <text:s text:c="7"/></text:span><text:span text:style-name="T21">endTime </text:span><text:span text:style-name="T21">= </text:span><text:span text:style-name="T21">System</text:span><text:span text:style-name="T21">.</text:span><text:span text:style-name="T17">currentTimeMillis</text:span><text:span text:style-name="T21">();</text:span><text:line-break/><text:span text:style-name="T21"> <text:s text:c="7"/></text:span><text:span text:style-name="T21">System</text:span><text:span text:style-name="T21">.</text:span><text:span text:style-name="T20">out</text:span><text:span text:style-name="T21">.</text:span><text:span text:style-name="T21">println</text:span><text:span text:style-name="T21">(</text:span><text:span text:style-name="T21">"Insertion sort of 100000 elem:</text:span><text:span text:style-name="T21">\t</text:span><text:span text:style-name="T21">" <text:s/></text:span><text:span text:style-name="T21">+ ((</text:span><text:span text:style-name="T17">double</text:span><text:span text:style-name="T21">) (</text:span><text:span text:style-name="T21">endTime </text:span><text:span text:style-name="T21">- </text:span><text:span text:style-name="T21">startTime</text:span><text:span text:style-name="T21">) / </text:span><text:span text:style-name="T21">1000</text:span><text:span text:style-name="T21">));</text:span><text:line-break/><text:span text:style-name="T21"> <text:s text:c="3"/>}</text:span><text:line-break/><text:line-break/><text:line-break/><text:span text:style-name="T21"> <text:s text:c="3"/></text:span><text:span text:style-name="T17">public static int</text:span><text:span text:style-name="T21">[] </text:span><text:span text:style-name="T21">returnArray</text:span><text:span text:style-name="T21">(</text:span><text:span text:style-name="T17">int </text:span><text:span text:style-name="T21">len</text:span><text:span text:style-name="T21">) {</text:span><text:line-break/><text:span text:style-name="T21"> <text:s text:c="7"/></text:span><text:span text:style-name="T17">int</text:span><text:span text:style-name="T21">[] </text:span><text:span text:style-name="T21">array </text:span><text:span text:style-name="T21">= </text:span><text:span text:style-name="T17">new int</text:span><text:span text:style-name="T21">[</text:span><text:span text:style-name="T21">len</text:span><text:span text:style-name="T21">];</text:span><text:line-break/><text:span text:style-name="T21"> <text:s text:c="7"/></text:span><text:span text:style-name="T17">for </text:span><text:span text:style-name="T21">(</text:span><text:span text:style-name="T17">int </text:span><text:span text:style-name="T21">i </text:span><text:span text:style-name="T21">= </text:span><text:span text:style-name="T21">0</text:span><text:span text:style-name="T21">; </text:span><text:span text:style-name="T21">i </text:span><text:span text:style-name="T21">&lt; </text:span><text:span text:style-name="T21">len</text:span><text:span text:style-name="T21">; </text:span><text:span text:style-name="T21">i</text:span><text:span text:style-name="T21">++) {</text:span><text:line-break/><text:span text:style-name="T21"> <text:s text:c="11"/></text:span><text:span text:style-name="T21">array</text:span><text:span text:style-name="T21">[</text:span><text:span text:style-name="T21">i</text:span><text:span text:style-name="T21">] = </text:span><text:span text:style-name="T21">len </text:span><text:span text:style-name="T21">- </text:span><text:span text:style-name="T21">i</text:span><text:span text:style-name="T21">;</text:span><text:line-break/><text:span text:style-name="T21"> <text:s text:c="7"/>}</text:span><text:line-break/><text:span text:style-name="T21"> <text:s text:c="7"/></text:span><text:span text:style-name="T17">return </text:span><text:span text:style-name="T21">array</text:span><text:span text:style-name="T21">;</text:span><text:line-break/><text:span text:style-name="T21"> <text:s text:c="3"/>}</text:span><text:line-break/><text:line-break/><text:line-break/><text:span text:style-name="T21"> <text:s text:c="3"/></text:span><text:span text:style-name="T17">public static void </text:span><text:span text:style-name="T21">bubbleSort</text:span><text:span text:style-name="T21">(</text:span><text:span text:style-name="T17">int </text:span><text:span text:style-name="T21">arr</text:span><text:span text:style-name="T21">[]) {</text:span><text:line-break/><text:span text:style-name="T21"> <text:s text:c="7"/></text:span><text:span text:style-name="T17">int </text:span><text:span text:style-name="T21">n </text:span><text:span text:style-name="T21">= </text:span><text:span text:style-name="T21">arr</text:span><text:span text:style-name="T21">.</text:span><text:span text:style-name="T21">length</text:span><text:span text:style-name="T21">;</text:span><text:line-break/><text:span text:style-name="T21"> <text:s text:c="7"/></text:span><text:span text:style-name="T17">for </text:span><text:span text:style-name="T21">(</text:span><text:span text:style-name="T17">int </text:span><text:span text:style-name="T21">i </text:span><text:span text:style-name="T21">= </text:span><text:span text:style-name="T21">0</text:span><text:span text:style-name="T21">; </text:span><text:span text:style-name="T21">i </text:span><text:span text:style-name="T21">&lt; </text:span><text:span text:style-name="T21">n</text:span><text:span text:style-name="T21">-</text:span><text:span text:style-name="T21">1</text:span><text:span text:style-name="T21">; </text:span><text:span text:style-name="T21">i</text:span><text:span text:style-name="T21">++)</text:span><text:line-break/><text:span text:style-name="T21"> <text:s text:c="11"/></text:span><text:span text:style-name="T17">for </text:span><text:span text:style-name="T21">(</text:span><text:span text:style-name="T17">int </text:span><text:span text:style-name="T21">j </text:span><text:span text:style-name="T21">= </text:span><text:span text:style-name="T21">0</text:span><text:span text:style-name="T21">; </text:span><text:span text:style-name="T21">j </text:span><text:span text:style-name="T21">&lt; </text:span><text:span text:style-name="T21">n</text:span><text:span text:style-name="T21">-</text:span><text:span text:style-name="T21">i</text:span><text:span text:style-name="T21">-</text:span><text:span text:style-name="T21">1</text:span><text:span text:style-name="T21">; </text:span><text:span text:style-name="T21">j</text:span><text:span text:style-name="T21">++)</text:span><text:line-break/><text:span text:style-name="T21"> <text:s text:c="15"/></text:span><text:span text:style-name="T17">if </text:span><text:span text:style-name="T21">(</text:span><text:span text:style-name="T21">arr</text:span><text:span text:style-name="T21">[</text:span><text:span text:style-name="T21">j</text:span><text:span text:style-name="T21">] &gt; </text:span><text:span text:style-name="T21">arr</text:span><text:span text:style-name="T21">[</text:span><text:span text:style-name="T21">j</text:span><text:span text:style-name="T21">+</text:span><text:span text:style-name="T21">1</text:span><text:span text:style-name="T21">]) {</text:span><text:line-break/><text:span text:style-name="T21"> <text:s text:c="19"/></text:span><text:span text:style-name="T17">int </text:span><text:span text:style-name="T21">temp </text:span><text:span text:style-name="T21">= </text:span><text:span text:style-name="T21">arr</text:span><text:span text:style-name="T21">[</text:span><text:span text:style-name="T21">j</text:span><text:span text:style-name="T21">];</text:span><text:line-break/><text:span text:style-name="T21"> <text:s text:c="19"/></text:span><text:span text:style-name="T21">arr</text:span><text:span text:style-name="T21">[</text:span><text:span text:style-name="T21">j</text:span><text:span text:style-name="T21">] = </text:span><text:span text:style-name="T21">arr</text:span><text:span text:style-name="T21">[</text:span><text:span text:style-name="T21">j</text:span><text:span text:style-name="T21">+</text:span><text:span text:style-name="T21">1</text:span><text:span text:style-name="T21">];</text:span><text:line-break/><text:span text:style-name="T21"> <text:s text:c="19"/></text:span><text:span text:style-name="T21">arr</text:span><text:span text:style-name="T21">[</text:span><text:span text:style-name="T21">j</text:span><text:span text:style-name="T21">+</text:span><text:span text:style-name="T21">1</text:span><text:span text:style-name="T21">] = </text:span><text:span text:style-name="T21">temp</text:span><text:span text:style-name="T21">;</text:span><text:line-break/><text:span text:style-name="T21"> <text:s text:c="15"/>}</text:span><text:line-break/><text:span text:style-name="T21"> <text:s text:c="3"/>}</text:span><text:line-break/><text:line-break/><text:line-break/><text:span text:style-name="T21"> <text:s text:c="3"/></text:span><text:span text:style-name="T17">public static void </text:span><text:span text:style-name="T21">selectionSort</text:span><text:span text:style-name="T21">(</text:span><text:span text:style-name="T17">int</text:span><text:span text:style-name="T21">[] </text:span><text:span text:style-name="T21">arr</text:span><text:span text:style-name="T21">) {</text:span><text:line-break/><text:span text:style-name="T21"> <text:s text:c="7"/></text:span><text:span text:style-name="T17">for </text:span><text:span text:style-name="T21">(</text:span><text:span text:style-name="T17">int </text:span><text:span text:style-name="T21">i </text:span><text:span text:style-name="T21">= </text:span><text:span text:style-name="T21">0</text:span><text:span text:style-name="T21">; </text:span><text:span text:style-name="T21">i </text:span><text:span text:style-name="T21">&lt; </text:span><text:span text:style-name="T21">arr</text:span><text:span text:style-name="T21">.</text:span><text:span text:style-name="T21">length </text:span><text:span text:style-name="T21">- </text:span><text:span text:style-name="T21">1</text:span><text:span text:style-name="T21">; </text:span><text:span text:style-name="T21">i</text:span><text:span text:style-name="T21">++)</text:span><text:line-break/><text:span text:style-name="T21"> <text:s text:c="7"/>{</text:span><text:line-break/><text:span text:style-name="T21"> <text:s text:c="11"/></text:span><text:span text:style-name="T17">int </text:span><text:span text:style-name="T21">index </text:span><text:span text:style-name="T21">= </text:span><text:span text:style-name="T21">i</text:span><text:span text:style-name="T21">;</text:span><text:line-break/><text:span text:style-name="T21"> <text:s text:c="11"/></text:span><text:span text:style-name="T17">for </text:span><text:span text:style-name="T21">(</text:span><text:span text:style-name="T17">int </text:span><text:span text:style-name="T21">j </text:span><text:span text:style-name="T21">= </text:span><text:span text:style-name="T21">i </text:span><text:span text:style-name="T21">+ </text:span><text:span text:style-name="T21">1</text:span><text:span text:style-name="T21">; </text:span><text:span text:style-name="T21">j </text:span><text:span text:style-name="T21">&lt; </text:span><text:span text:style-name="T21">arr</text:span><text:span text:style-name="T21">.</text:span><text:span text:style-name="T21">length</text:span><text:span text:style-name="T21">; </text:span><text:span text:style-name="T21">j</text:span><text:span text:style-name="T21">++) {</text:span><text:line-break/><text:span text:style-name="T21"> <text:s text:c="15"/></text:span><text:span text:style-name="T17">if </text:span><text:span text:style-name="T21">(</text:span><text:span text:style-name="T21">arr</text:span><text:span text:style-name="T21">[</text:span><text:span text:style-name="T21">j</text:span><text:span text:style-name="T21">] &lt; </text:span><text:span text:style-name="T21">arr</text:span><text:span text:style-name="T21">[</text:span><text:span text:style-name="T21">index</text:span><text:span text:style-name="T21">]) {</text:span><text:line-break/><text:span text:style-name="T21"> <text:s text:c="19"/></text:span><text:span text:style-name="T21">index </text:span><text:span text:style-name="T21">= </text:span><text:span text:style-name="T21">j</text:span><text:span text:style-name="T21">;</text:span><text:line-break/><text:span text:style-name="T21"> <text:s text:c="15"/>}</text:span><text:line-break/><text:span text:style-name="T21"> <text:s text:c="11"/>}</text:span><text:line-break/><text:span text:style-name="T21"> <text:s text:c="11"/></text:span><text:span text:style-name="T17">int </text:span><text:span text:style-name="T21">smallerNumber </text:span><text:span text:style-name="T21">= </text:span><text:span text:style-name="T21">arr</text:span><text:span text:style-name="T21">[</text:span><text:span text:style-name="T21">index</text:span><text:span text:style-name="T21">];</text:span><text:line-break/><text:span text:style-name="T21"> <text:s text:c="11"/></text:span><text:span text:style-name="T21">arr</text:span><text:span text:style-name="T21">[</text:span><text:span text:style-name="T21">index</text:span><text:span text:style-name="T21">] = </text:span><text:span text:style-name="T21">arr</text:span><text:span text:style-name="T21">[</text:span><text:span text:style-name="T21">i</text:span><text:span text:style-name="T21">];</text:span><text:line-break/><text:span text:style-name="T21"> <text:s text:c="11"/></text:span><text:span text:style-name="T21">arr</text:span><text:span text:style-name="T21">[</text:span><text:span text:style-name="T21">i</text:span><text:span text:style-name="T21">] = </text:span><text:span text:style-name="T21">smallerNumber</text:span><text:span text:style-name="T21">;</text:span><text:line-break/><text:span text:style-name="T21"> <text:s text:c="7"/>}</text:span><text:line-break/><text:span text:style-name="T21"> <text:s text:c="3"/>}</text:span><text:line-break/><text:line-break/><text:line-break/><text:span text:style-name="T21"> <text:s text:c="3"/></text:span><text:span text:style-name="T17">public static void </text:span><text:span text:style-name="T21">insertionSort</text:span><text:span text:style-name="T21">(</text:span><text:span text:style-name="T17">int</text:span><text:span text:style-name="T21">[] </text:span><text:span text:style-name="T21">array</text:span><text:span text:style-name="T21">) {</text:span><text:line-break/><text:span text:style-name="T21"> <text:s text:c="7"/></text:span><text:span text:style-name="T17">for </text:span><text:span text:style-name="T21">(</text:span><text:span text:style-name="T17">int </text:span><text:span text:style-name="T21">i </text:span><text:span text:style-name="T21">= </text:span><text:span text:style-name="T21">1</text:span><text:span text:style-name="T21">; </text:span><text:span text:style-name="T21">i </text:span><text:span text:style-name="T21">&lt; </text:span><text:span text:style-name="T21">array</text:span><text:span text:style-name="T21">.</text:span><text:span text:style-name="T21">length</text:span><text:span text:style-name="T21">; </text:span><text:span text:style-name="T21">i</text:span><text:span text:style-name="T21">++) {</text:span><text:line-break/><text:span text:style-name="T21"> <text:s text:c="11"/></text:span><text:span text:style-name="T17">int </text:span><text:span text:style-name="T21">current </text:span><text:span text:style-name="T21">= </text:span><text:span text:style-name="T21">array</text:span><text:span text:style-name="T21">[</text:span><text:span text:style-name="T21">i</text:span><text:span text:style-name="T21">];</text:span><text:line-break/><text:span text:style-name="T21"> <text:s text:c="11"/></text:span><text:span text:style-name="T17">int </text:span><text:span text:style-name="T21">j </text:span><text:span text:style-name="T21">= </text:span><text:span text:style-name="T21">i </text:span><text:span text:style-name="T21">- </text:span><text:span text:style-name="T21">1</text:span><text:span text:style-name="T21">;</text:span><text:line-break/><text:span text:style-name="T21"> <text:s text:c="11"/></text:span><text:span text:style-name="T17">while</text:span><text:span text:style-name="T21">(</text:span><text:span text:style-name="T21">j </text:span><text:span text:style-name="T21">&gt;= </text:span><text:span text:style-name="T21">0 </text:span><text:span text:style-name="T21">&amp;&amp; </text:span><text:span text:style-name="T21">current </text:span><text:span text:style-name="T21">&lt; </text:span><text:span text:style-name="T21">array</text:span><text:span text:style-name="T21">[</text:span><text:span text:style-name="T21">j</text:span><text:span text:style-name="T21">]) {</text:span><text:line-break/><text:span text:style-name="T21"> <text:s text:c="15"/></text:span><text:span text:style-name="T21">array</text:span><text:span text:style-name="T21">[</text:span><text:span text:style-name="T21">j</text:span><text:span text:style-name="T21">+</text:span><text:span text:style-name="T21">1</text:span><text:span text:style-name="T21">] = </text:span><text:span text:style-name="T21">array</text:span><text:span text:style-name="T21">[</text:span><text:span text:style-name="T21">j</text:span><text:span text:style-name="T21">];</text:span><text:line-break/><text:span text:style-name="T21"> <text:s text:c="15"/></text:span><text:span text:style-name="T21">j</text:span><text:span text:style-name="T21">--;</text:span><text:line-break/><text:span text:style-name="T21"> <text:s text:c="11"/>}</text:span><text:line-break/><text:line-break/><text:span text:style-name="T21"> <text:s text:c="11"/></text:span><text:span text:style-name="T21">array</text:span><text:span text:style-name="T21">[</text:span><text:span text:style-name="T21">j</text:span><text:span text:style-name="T21">+</text:span><text:span text:style-name="T21">1</text:span><text:span text:style-name="T21">] = </text:span><text:span text:style-name="T21">current</text:span><text:span text:style-name="T21">;</text:span><text:line-break/><text:span text:style-name="T21"> <text:s text:c="7"/>}</text:span><text:line-break/><text:span text:style-name="T21"> <text:s text:c="3"/>}</text:span><text:line-break/><text:span text:style-name="T21">}</text:span><text:lin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08:37:13.238327133</meta:creation-date>
    <dc:date>2021-05-27T13:09:40.965898108</dc:date>
    <meta:editing-duration>PT56M2S</meta:editing-duration>
    <meta:editing-cycles>5</meta:editing-cycles>
    <meta:generator>LibreOffice/7.0.5.2$Linux_X86_64 LibreOffice_project/00$Build-2</meta:generator>
    <meta:document-statistic meta:table-count="0" meta:image-count="0" meta:object-count="0" meta:page-count="2" meta:paragraph-count="9" meta:word-count="285" meta:character-count="2431" meta:non-whitespace-character-count="1579"/>
  </office:meta>
</office:document-meta>
</file>